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Consolas, monospace"/>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77cm" table:align="left"/>
    </style:style>
    <style:style style:name="Table1.A" style:family="table-column">
      <style:table-column-properties style:column-width="2.977cm"/>
    </style:style>
    <style:style style:name="Table1.A1" style:family="table-cell">
      <style:table-cell-properties style:vertical-align="middle" fo:padding="0cm" fo:border="none"/>
    </style:style>
    <style:style style:name="Table1.A2" style:family="table-cell">
      <style:table-cell-properties style:vertical-align="middle" fo:background-color="#ffffff" fo:padding-left="0.212cm" fo:padding-right="0.212cm" fo:padding-top="0.106cm" fo:padding-bottom="0.106cm" fo:border="0.05pt solid #000000">
        <style:background-image/>
      </style:table-cell-properties>
    </style:style>
    <style:style style:name="Table2" style:family="table">
      <style:table-properties style:width="2.12cm" table:align="left"/>
    </style:style>
    <style:style style:name="Table2.A" style:family="table-column">
      <style:table-column-properties style:column-width="2.12cm"/>
    </style:style>
    <style:style style:name="Table2.A1" style:family="table-cell">
      <style:table-cell-properties style:vertical-align="middle" fo:padding="0cm" fo:border="none"/>
    </style:style>
    <style:style style:name="Table2.A2" style:family="table-cell">
      <style:table-cell-properties style:vertical-align="middle" fo:background-color="#ffffff" fo:padding-left="0.212cm" fo:padding-right="0.212cm" fo:padding-top="0.106cm" fo:padding-bottom="0.106cm" fo:border="0.05pt solid #000000">
        <style:background-image/>
      </style:table-cell-properties>
    </style:style>
    <style:style style:name="Table3" style:family="table">
      <style:table-properties style:width="2.111cm" table:align="left"/>
    </style:style>
    <style:style style:name="Table3.A" style:family="table-column">
      <style:table-column-properties style:column-width="2.111cm"/>
    </style:style>
    <style:style style:name="Table3.A1" style:family="table-cell">
      <style:table-cell-properties style:vertical-align="middle" fo:padding="0cm" fo:border="none"/>
    </style:style>
    <style:style style:name="Table3.A2" style:family="table-cell">
      <style:table-cell-properties style:vertical-align="middle" fo:background-color="#ffffff" fo:padding-left="0.212cm" fo:padding-right="0.212cm" fo:padding-top="0.106cm" fo:padding-bottom="0.106cm" fo:border="0.05pt solid #000000">
        <style:background-image/>
      </style:table-cell-properties>
    </style:style>
    <style:style style:name="P1" style:family="paragraph" style:parent-style-name="Standard">
      <style:text-properties officeooo:rsid="000a4cfe" officeooo:paragraph-rsid="000a4cfe"/>
    </style:style>
    <style:style style:name="P2" style:family="paragraph" style:parent-style-name="Standard">
      <style:text-properties officeooo:rsid="000a9a22" officeooo:paragraph-rsid="000a9a22"/>
    </style:style>
    <style:style style:name="P3" style:family="paragraph" style:parent-style-name="Standard">
      <style:text-properties fo:font-variant="normal" fo:text-transform="none" fo:color="#ff0000" style:font-name="Menlo" fo:font-size="8.25pt" fo:letter-spacing="normal" fo:font-style="normal" fo:font-weight="normal" officeooo:rsid="000a9a22" officeooo:paragraph-rsid="000a9a22"/>
    </style:style>
    <style:style style:name="P4" style:family="paragraph" style:parent-style-name="Standard">
      <style:text-properties fo:font-variant="normal" fo:text-transform="none" fo:color="#000000" style:font-name="Menlo" fo:font-size="8.25pt" fo:letter-spacing="normal" fo:font-style="normal" fo:font-weight="normal" officeooo:rsid="000a9a22" officeooo:paragraph-rsid="000a9a22"/>
    </style:style>
    <style:style style:name="P5" style:family="paragraph" style:parent-style-name="Standard">
      <style:text-properties fo:font-variant="normal" fo:text-transform="none" fo:color="#000000" style:font-name="Menlo" fo:font-size="20pt" fo:letter-spacing="normal" fo:font-style="normal" fo:font-weight="normal" officeooo:rsid="000b43ad" officeooo:paragraph-rsid="000b43ad" style:font-size-asian="17.5pt" style:font-size-complex="20pt"/>
    </style:style>
    <style:style style:name="P6" style:family="paragraph" style:parent-style-name="Standard">
      <style:text-properties fo:font-variant="normal" fo:text-transform="none" fo:color="#000000" style:font-name="Menlo" fo:font-size="18pt" fo:letter-spacing="normal" fo:font-style="normal" fo:font-weight="normal" officeooo:rsid="000e71b3" officeooo:paragraph-rsid="000e71b3" style:font-size-asian="18pt" style:font-size-complex="18pt"/>
    </style:style>
    <style:style style:name="P7" style:family="paragraph" style:parent-style-name="Standard">
      <style:text-properties fo:font-variant="normal" fo:text-transform="none" fo:color="#202124" style:font-name="Roboto" fo:font-size="9.75pt" fo:letter-spacing="normal" fo:font-style="normal" fo:font-weight="normal" officeooo:rsid="000a9a22" officeooo:paragraph-rsid="000a9a22"/>
    </style:style>
    <style:style style:name="P8" style:family="paragraph" style:parent-style-name="Standard">
      <style:text-properties fo:font-variant="normal" fo:text-transform="none" fo:color="#202124" style:font-name="Roboto" fo:font-size="9.75pt" fo:letter-spacing="normal" fo:font-style="normal" fo:font-weight="normal" officeooo:rsid="00107d3d" officeooo:paragraph-rsid="00107d3d"/>
    </style:style>
    <style:style style:name="P9" style:family="paragraph" style:parent-style-name="Standard">
      <style:text-properties fo:font-variant="normal" fo:text-transform="none" fo:color="#202124" style:font-name="Roboto" fo:font-size="9.75pt" fo:letter-spacing="normal" fo:font-style="normal" fo:font-weight="normal" officeooo:paragraph-rsid="0011c322"/>
    </style:style>
    <style:style style:name="P10" style:family="paragraph" style:parent-style-name="Standard">
      <style:text-properties fo:font-variant="normal" fo:text-transform="none" fo:color="#202124" style:font-name="Roboto" fo:font-size="9.75pt" fo:letter-spacing="normal" fo:font-style="normal" fo:font-weight="normal" officeooo:rsid="00127003" officeooo:paragraph-rsid="00127003"/>
    </style:style>
    <style:style style:name="P11" style:family="paragraph" style:parent-style-name="Table_20_Contents">
      <style:text-properties fo:color="#000000"/>
    </style:style>
    <style:style style:name="P12" style:family="paragraph" style:parent-style-name="Table_20_Heading">
      <style:text-properties fo:color="#000000" fo:font-weight="bold"/>
    </style:style>
    <style:style style:name="P13" style:family="paragraph" style:parent-style-name="Standard">
      <style:text-properties fo:font-variant="normal" fo:text-transform="none" fo:color="#000000" style:font-name="Menlo" fo:font-size="8.25pt" fo:letter-spacing="normal" fo:font-style="normal" fo:font-weight="normal" officeooo:rsid="000a9a22" officeooo:paragraph-rsid="000a9a22"/>
    </style:style>
    <style:style style:name="P14" style:family="paragraph" style:parent-style-name="Standard">
      <style:text-properties fo:font-variant="normal" fo:text-transform="none" fo:color="#000000" style:font-name="Menlo" fo:font-size="18pt" fo:letter-spacing="normal" fo:font-style="normal" fo:font-weight="normal" officeooo:rsid="000e71b3" officeooo:paragraph-rsid="000e71b3" style:font-size-asian="18pt" style:font-size-complex="18pt"/>
    </style:style>
    <style:style style:name="P15" style:family="paragraph" style:parent-style-name="Standard">
      <style:text-properties fo:font-variant="normal" fo:text-transform="none" fo:color="#202124" style:font-name="Roboto" fo:font-size="9.75pt" fo:letter-spacing="normal" fo:font-style="normal" fo:font-weight="normal" officeooo:rsid="000a9a22" officeooo:paragraph-rsid="000a9a22"/>
    </style:style>
    <style:style style:name="P16" style:family="paragraph" style:parent-style-name="Standard">
      <style:text-properties fo:font-variant="normal" fo:text-transform="none" fo:color="#202124" style:font-name="Roboto" fo:font-size="9.75pt" fo:letter-spacing="normal" fo:font-style="normal" fo:font-weight="normal" officeooo:rsid="000a9a22" officeooo:paragraph-rsid="0014cf28"/>
    </style:style>
    <style:style style:name="P17" style:family="paragraph" style:parent-style-name="Standard">
      <style:text-properties fo:font-variant="normal" fo:text-transform="none" fo:color="#202124" style:font-name="Roboto" fo:font-size="9.75pt" fo:letter-spacing="normal" fo:font-style="normal" fo:font-weight="normal" officeooo:rsid="000a9a22" officeooo:paragraph-rsid="0016756c"/>
    </style:style>
    <style:style style:name="P18" style:family="paragraph" style:parent-style-name="Table_20_Contents">
      <style:text-properties fo:color="#000000"/>
    </style:style>
    <style:style style:name="P19" style:family="paragraph" style:parent-style-name="Table_20_Heading">
      <style:text-properties fo:color="#000000" fo:font-weight="bold"/>
    </style:style>
    <style:style style:name="T1" style:family="text">
      <style:text-properties officeooo:rsid="0011c322"/>
    </style:style>
    <style:style style:name="T2" style:family="text">
      <style:text-properties officeooo:rsid="0014cf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onsider the following relational schema Student( s_id int, sname varchar(20), level varchar(20), age int, subject varchar(20)) Class( cname varchar(20), meet at varchar (20), room int, fid int) Enrolled( s_id integer, cname varchar (20)) Faculty (fid int, fname varchar(20), deptid int)</text:p>
      <text:p text:style-name="Standard">Student, Class,Faculty</text:p>
      <text:p text:style-name="Standard"><text:line-break/>Give an object-relational schema definition using references to express foreign-key relationships.</text:p>
      <text:p text:style-name="Standard">Write each of the queries given below on the above schema using OQL(Object Query Language).</text:p>
      <text:p text:style-name="Standard">Find the names of all classes that either meet in room 86 or have two or more students enrolled. 2. Find the name of the oldest student who has opted either a ‘cs-212’ subject. 3. Find the names of students enrolled in the maximum number of classes. 4. Find the names of student not enrolled in any class.</text:p>
      <text:p text:style-name="Standard"/>
      <text:p text:style-name="Standard">step-1 Creating the abstract datatype</text:p>
      <text:p text:style-name="Standard">step-2 Create tables using datatypes </text:p>
      <text:p text:style-name="Standard">step-3 Inserting values</text:p>
      <text:p text:style-name="Standard"/>
      <text:p text:style-name="P1">STEP -1</text:p>
      <text:p text:style-name="P1"/>
      <text:p text:style-name="P1">CREATE TYPE STUD_1 AS OBJECT (</text:p>
      <text:p text:style-name="P1">S_ID NUMBER ,</text:p>
      <text:p text:style-name="P1">S_NAME VARCHAR2(30),</text:p>
      <text:p text:style-name="P1">S_LEVE VARCHAR2(15),</text:p>
      <text:p text:style-name="P1">AGE NUMBER,</text:p>
      <text:p text:style-name="P1">SUBJECT VARCHAR2(15));</text:p>
      <text:p text:style-name="P1"/>
      <text:p text:style-name="P1">CREATE TYPE CLASS_1 AS OBJECT (</text:p>
      <text:p text:style-name="P1">C_NAME VARCHAR2(15),</text:p>
      <text:p text:style-name="P1">MEETAT NUMBER,</text:p>
      <text:p text:style-name="P1">ROOM NUMBER,FACULTY REF FACULTY_1);</text:p>
      <text:p text:style-name="P1"/>
      <text:p text:style-name="P1"/>
      <text:p text:style-name="P1">CREATE TYPE FACULTY_1 AS OBJECT(</text:p>
      <text:p text:style-name="P1">F_ID NUMBER,</text:p>
      <text:p text:style-name="P1">F_NAME VARCHAR2(15),</text:p>
      <text:p text:style-name="P1">DEPTID NUMBER);</text:p>
      <text:p text:style-name="P1"/>
      <text:p text:style-name="P1">CREATE TYPE ENROLLED_1 AS OBJECT (</text:p>
      <text:p text:style-name="P1">STUD_ REF STUD_1,</text:p>
      <text:p text:style-name="P1">CLASS_ REF CLASS_1);</text:p>
      <text:p text:style-name="P1"/>
      <text:p text:style-name="P1">STEP 2</text:p>
      <text:p text:style-name="P1"/>
      <text:p text:style-name="P1">CREATE TABLE STUD_T OF STUD_1(S_ID PRIMARY KEY);</text:p>
      <text:p text:style-name="P1">CREATE TABLE CLASS_T OF CLASS_1 (C_NAME PRIMARY KEY);</text:p>
      <text:p text:style-name="P1">CREATE TABLE FACULTY_T OF FACULTY_1(F_ID PRIMARY KEY);</text:p>
      <text:p text:style-name="P1">CREATE TABLE ENROLLED_T OF ENROLLED_1;</text:p>
      <text:p text:style-name="Standard"/>
      <text:p text:style-name="P2">STEP 3 -</text:p>
      <text:p text:style-name="P2"/>
      <text:p text:style-name="P2">CREATE TABLE STUD_T OF STUD_1(S_ID PRIMARY KEY);</text:p>
      <text:p text:style-name="P2">CREATE TABLE CLASS_T OF CLASS_1 (C_NAME PRIMARY KEY);</text:p>
      <text:p text:style-name="P2">CREATE TABLE FACULTY_T OF FACULTY_1(F_ID PRIMARY KEY);</text:p>
      <text:p text:style-name="P2"><text:soft-page-break/>CREATE TABLE ENROLLED_T OF ENROLLED_1;</text:p>
      <text:p text:style-name="P2"/>
      <text:p text:style-name="P2">INSERT INTO STUD_T VALUES(1,'ABC DEF','UG',19,'CS-311');</text:p>
      <text:p text:style-name="P2">INSERT INTO STUD_T VALUES(2,'GHI JKL','UG',18,'CS-212');</text:p>
      <text:p text:style-name="P2">INSERT INTO STUD_T VALUES(3,'V P','PG',21,'CS-413');</text:p>
      <text:p text:style-name="P2">INSERT INTO STUD_T VALUES(4,'S T','PG',21,'CS-412');</text:p>
      <text:p text:style-name="P2">INSERT INTO STUD_T VALUES(5,'R S','UG',19,'CS-212');</text:p>
      <text:p text:style-name="P2"/>
      <text:p text:style-name="P2">INSERT INTO FACULTY_T VALUES(11,'S P',2);</text:p>
      <text:p text:style-name="P2">INSERT INTO FACULTY_T VALUES(12,'S K',3);</text:p>
      <text:p text:style-name="P2">INSERT INTO FACULTY_T VALUES(13,'S M',4);</text:p>
      <text:p text:style-name="P2"/>
      <text:p text:style-name="P2">INSERT INTO CLASS_T SELECT 'SYBSCCS',10,85,REF(F) FROM FACULTY1_T F WHERE F.F_NAME = 'S P';</text:p>
      <text:p text:style-name="P3">ORA-00942: table or view does not exist </text:p>
      <text:p text:style-name="P3"/>
      <text:p text:style-name="P4">INSERT INTO ENROLLED_T SELECT REF(S),REF(C) FROM STUD_T S,CLASS_T C</text:p>
      <text:p text:style-name="P4">WHERE S.S_ID=1 AND C.C_NAME='SYBSCCS';</text:p>
      <text:p text:style-name="P4"/>
      <text:p text:style-name="P4"/>
      <text:p text:style-name="P4"/>
      <text:p text:style-name="P4"/>
      <text:p text:style-name="P6">Updated :</text:p>
      <text:p text:style-name="P6">create type stud_1 as object(</text:p>
      <text:p text:style-name="P6">s_id number,</text:p>
      <text:p text:style-name="P6">s_name varchar2(30),</text:p>
      <text:p text:style-name="P6">s_level varchar2(15),</text:p>
      <text:p text:style-name="P6">age number,</text:p>
      <text:p text:style-name="P6">subejct varchar2(15));</text:p>
      <text:p text:style-name="P6"/>
      <text:p text:style-name="P6">create table stud_t of stud_1(s_id primary key);</text:p>
      <text:p text:style-name="P6">insert into stud_t values(1, 'Sagar Joshi', 'UG', 19, 'cs-311');</text:p>
      <text:p text:style-name="P6">insert into stud_t values(2, 'Vaishali Shah', 'UG', 18, 'cs-212');</text:p>
      <text:p text:style-name="P6">insert into stud_t values(3, 'Vishal Patil', 'UG', 21, 'cs-413');</text:p>
      <text:p text:style-name="P6">insert into stud_t values(4, 'Supriya Trivedi', 'PG', 21, 'cs-412');</text:p>
      <text:p text:style-name="P6">insert into stud_t values(5, 'Raj Shrinivasan', 'UG', 19, 'cs-212');</text:p>
      <text:p text:style-name="P6">insert into stud_t values(6, 'Yash Kela' , 'UG',19,'cs-212');</text:p>
      <text:p text:style-name="P6"><text:soft-page-break/>insert into stud_t values(7, 'Pragati Singh' , 'PG',19,'cs-412');</text:p>
      <text:p text:style-name="P6">insert into stud_t values(8, 'Om Jagtap' , 'pG',19,'cs-414');</text:p>
      <text:p text:style-name="P6"/>
      <text:p text:style-name="P6"/>
      <text:p text:style-name="P6">create type Faculty_1 as object(</text:p>
      <text:p text:style-name="P6">f_id number,</text:p>
      <text:p text:style-name="P6">f_name varchar2(15),</text:p>
      <text:p text:style-name="P6">deptid number);</text:p>
      <text:p text:style-name="P6"/>
      <text:p text:style-name="P6">create table faculty_t of Faculty_1(f_id primary key);</text:p>
      <text:p text:style-name="P6"/>
      <text:p text:style-name="P6">insert into faculty_t values(11, 'Shweta Pawar', 2);</text:p>
      <text:p text:style-name="P6">insert into faculty_t values(12, 'Sameer Kulkarni', 3);</text:p>
      <text:p text:style-name="P6">insert into faculty_t values(13, 'Sanjay Mahajan', 4);</text:p>
      <text:p text:style-name="P6"/>
      <text:p text:style-name="P6"/>
      <text:p text:style-name="P6">create type class_1 as object(</text:p>
      <text:p text:style-name="P6">c_name varchar2(15),</text:p>
      <text:p text:style-name="P6">meetat number,</text:p>
      <text:p text:style-name="P6">room number,</text:p>
      <text:p text:style-name="P6">faculty REF Faculty_1);</text:p>
      <text:p text:style-name="P6"/>
      <text:p text:style-name="P6">create table class_t of class_1(c_name primary key);</text:p>
      <text:p text:style-name="P6"/>
      <text:p text:style-name="P6">insert into class_t select 'SYBCS', 10, 85, REF(f) from faculty_t f</text:p>
      <text:p text:style-name="P6">where f.f_name='Shweta Pawar';</text:p>
      <text:p text:style-name="P6">insert into class_t select 'TYBCS', 11, 86, REF(f) from faculty_t f</text:p>
      <text:p text:style-name="P6">where f.f_name='Shweta Pawar';</text:p>
      <text:p text:style-name="P6">insert into class_t select 'MCA', 12, 87, REF(f) from faculty_t f</text:p>
      <text:p text:style-name="P6"><text:soft-page-break/>where f.f_name='Shweta Pawar';</text:p>
      <text:p text:style-name="P6">insert into class_t select 'FYBCS', 10, 85, REF(f) from faculty_t f</text:p>
      <text:p text:style-name="P6">where f.f_name='Sameer Kulkarni';</text:p>
      <text:p text:style-name="P6">insert into class_t select 'MCS', 12, 88, REF(f) from faculty_t f</text:p>
      <text:p text:style-name="P6">where f.f_name='Sameer Kulkarni';</text:p>
      <text:p text:style-name="P6"/>
      <text:p text:style-name="P6">create type Enrolled_1 as object(</text:p>
      <text:p text:style-name="P6">Stud_ REF stud_1,</text:p>
      <text:p text:style-name="P6">Class_ REF class_1);</text:p>
      <text:p text:style-name="P6"/>
      <text:p text:style-name="P6">create table enrolled_t of Enrolled_1;</text:p>
      <text:p text:style-name="P6"/>
      <text:p text:style-name="P6">insert into enrolled_t select ref(s), ref(c) from stud_t s, class_t c</text:p>
      <text:p text:style-name="P6">where s.s_id=1 and c.c_name='TYBCS';</text:p>
      <text:p text:style-name="P6">insert into enrolled_t select ref(s), ref(c) from stud_t s, class_t c</text:p>
      <text:p text:style-name="P6">where s.s_id=2 and c.c_name='FYBCS';</text:p>
      <text:p text:style-name="P6">insert into enrolled_t select ref(s), ref(c) from stud_t s, class_t c</text:p>
      <text:p text:style-name="P6">where s.s_id=3 and c.c_name='SYBCS';</text:p>
      <text:p text:style-name="P6">insert into enrolled_t select ref(s), ref(c) from stud_t s, class_t c</text:p>
      <text:p text:style-name="P6">where s.s_id=4 and c.c_name='MCA';</text:p>
      <text:p text:style-name="P6">insert into enrolled_t select ref(s), ref(c) from stud_t s, class_t c</text:p>
      <text:p text:style-name="P6">where s.s_id=5 and c.c_name='MCS';</text:p>
      <text:p text:style-name="P4"/>
      <text:p text:style-name="P4"/>
      <text:p text:style-name="P4"/>
      <text:p text:style-name="P4"/>
      <text:p text:style-name="P4">insert into enrolled_t select ref(s), ref(c) from stud_t s, class_t c</text:p>
      <text:p text:style-name="P4">where s.s_id=6 and c.c_name='MScCS';</text:p>
      <text:p text:style-name="P4"/>
      <text:p text:style-name="P4">insert into enrolled_t select ref(s), ref(c) from stud_t s, class_t c</text:p>
      <text:p text:style-name="P4">where s.s_id=7 and c.c_name='MScCA';</text:p>
      <text:p text:style-name="P4"/>
      <text:p text:style-name="P4">insert into enrolled_t select ref(s), ref(c) from stud_t s, class_t c</text:p>
      <text:p text:style-name="P4">where s.s_id=7 and c.c_name='MScCS';</text:p>
      <text:p text:style-name="P4"><text:soft-page-break/></text:p>
      <text:p text:style-name="P4"/>
      <text:p text:style-name="P4"/>
      <text:p text:style-name="P5">QUERY</text:p>
      <text:p text:style-name="P7">Find the names of all classes that either meet in room 86 or have two or more students enrolled.</text:p>
      <text:p text:style-name="P7"/>
      <text:p text:style-name="P7">select c.c_name from class_t c where c.room = 86 or c.c_name in </text:p>
      <text:p text:style-name="P7">(select deref(Class_).c_name </text:p>
      <text:p text:style-name="P7">from enrolled_t</text:p>
      <text:p text:style-name="P7">group by deref(Class_).c_name</text:p>
      <text:p text:style-name="P7">having count(*)&gt;=2);</text:p>
      <text:p text:style-name="P7"/>
      <text:p text:style-name="P7"/>
      <table:table table:name="Table2" table:style-name="Table2">
        <table:table-column table:style-name="Table2.A"/>
        <table:table-row>
          <table:table-cell table:style-name="Table2.A1" office:value-type="string">
            <text:p text:style-name="P12"><text:bookmark text:name="C_NAME_242143271107516472259711862236487753530"/>C_NAME</text:p>
          </table:table-cell>
        </table:table-row>
        <table:table-row>
          <table:table-cell table:style-name="Table2.A2" office:value-type="string">
            <text:p text:style-name="P11">TYBCS</text:p>
          </table:table-cell>
        </table:table-row>
        <table:table-row>
          <table:table-cell table:style-name="Table2.A2" office:value-type="string">
            <text:p text:style-name="P11">MCA</text:p>
          </table:table-cell>
        </table:table-row>
        <table:table-row>
          <table:table-cell table:style-name="Table2.A2" office:value-type="string">
            <text:p text:style-name="P11">MCS</text:p>
          </table:table-cell>
        </table:table-row>
      </table:table>
      <text:p text:style-name="P7"/>
      <text:p text:style-name="P7"/>
      <text:p text:style-name="P7"/>
      <text:p text:style-name="P7">2. Find the name of the oldest student who has opted either a ‘cs-212’ subject.</text:p>
      <text:p text:style-name="Standard">Find the name of the oldest student who has opted a ‘cs-212’ subject.</text:p>
      <text:p text:style-name="Standard"/>
      <text:p text:style-name="Standard">select s_name from stud_t where subejct = 'cs-212' and age = </text:p>
      <text:p text:style-name="Standard">(select max(age)</text:p>
      <text:p text:style-name="Standard">from stud_t</text:p>
      <text:p text:style-name="Standard">group by subejct</text:p>
      <text:p text:style-name="Standard">having subejct = 'cs-212')</text:p>
      <text:p text:style-name="P7"/>
      <text:p text:style-name="P7"/>
      <table:table table:name="Table1" table:style-name="Table1">
        <table:table-column table:style-name="Table1.A"/>
        <table:table-row>
          <table:table-cell table:style-name="Table1.A1" office:value-type="string">
            <text:p text:style-name="P12"><text:bookmark text:name="S_NAME_241416021897980229950706656488073080218"/>S_NAME</text:p>
          </table:table-cell>
        </table:table-row>
        <table:table-row>
          <table:table-cell table:style-name="Table1.A2" office:value-type="string">
            <text:p text:style-name="P11">Yash Kela</text:p>
          </table:table-cell>
        </table:table-row>
        <table:table-row>
          <table:table-cell table:style-name="Table1.A2" office:value-type="string">
            <text:p text:style-name="P11">Raj Shrinivasan</text:p>
          </table:table-cell>
        </table:table-row>
      </table:table>
      <text:p text:style-name="P7"/>
      <text:p text:style-name="P7"/>
      <text:p text:style-name="P7"><text:span text:style-name="T2">3.</text:span>Find the names of students enrolled in the maximum number of classes.</text:p>
      <text:p text:style-name="P7"/>
      <text:p text:style-name="P7">select s_name from stud_t where s_id in</text:p>
      <text:p text:style-name="P7">(select deref(Stud_).s_id</text:p>
      <text:p text:style-name="P7">from enrolled_t e</text:p>
      <text:p text:style-name="P7">group by deref(Stud_).s_id</text:p>
      <text:p text:style-name="P7">having count(*) &gt;= all(select count(*) from enrolled_t group by deref(Stud_).s_id));</text:p>
      <text:p text:style-name="P7"/>
      <text:p text:style-name="P16">S_NAME</text:p>
      <text:p text:style-name="P16">Pragati Singh<text:line-break/></text:p>
      <text:p text:style-name="P7"/>
      <text:p text:style-name="P7"><text:span text:style-name="T2">4.</text:span>Find the names of student not enrolled in any class.</text:p>
      <text:p text:style-name="P7"/>
      <text:p text:style-name="P7">select s_name from stud_t where s_id not in</text:p>
      <text:p text:style-name="P7">(select deref(Stud_).s_id from enrolled_t e)</text:p>
      <text:p text:style-name="P7"/>
      <text:p text:style-name="P7"/>
      <table:table table:name="Table3" table:style-name="Table3">
        <table:table-column table:style-name="Table3.A"/>
        <table:table-row>
          <table:table-cell table:style-name="Table3.A1" office:value-type="string">
            <text:p text:style-name="P12"><text:bookmark text:name="S_NAME_242143678744529383049585068889898398770"/>S_NAME</text:p>
          </table:table-cell>
        </table:table-row>
        <table:table-row>
          <table:table-cell table:style-name="Table3.A2" office:value-type="string">
            <text:p text:style-name="P11">Om <text:soft-page-break/>Jagtap</text:p>
          </table:table-cell>
        </table:table-row>
      </table:table>
      <text:p text:style-name="P7"/>
      <text:p text:style-name="P7"/>
      <text:p text:style-name="P8">Teacher </text:p>
      <text:p text:style-name="P7"/>
      <text:p text:style-name="P17">Consider the following relational schema Teacher( t_no, fname, lname, salary, joiningdate, birthdate ) Class ( class_no, t_no, roomno) Payscale ( minlimit, maxlimit, grade) </text:p>
      <text:p text:style-name="P17"/>
      <text:p text:style-name="P17">a. Give an object-relational schema definition using references to express foreign-key relationships. </text:p>
      <text:p text:style-name="P17">b. Write each of the queries given below on the above schema using OQL(Object Query Language). </text:p>
      <text:p text:style-name="P17">1. Display the name of the teacher who is oldest among all teachers.</text:p>
      <text:p text:style-name="P17">2. Display teacher numbers and names of those teachers who are earning less than ‘jatin’.</text:p>
      <text:p text:style-name="P17">3. Display the list of all teachers who are earning equal to any teacher who has joined before ’31-dec-1998;</text:p>
      <text:p text:style-name="P7"/>
      <text:p text:style-name="P9"><text:span text:style-name="T1">1.</text:span>Display the name of the teacher who is oldest among all teachers.</text:p>
      <text:p text:style-name="P9">select f_name,l_name </text:p>
      <text:p text:style-name="P9">from teacher_t </text:p>
      <text:p text:style-name="P9">where b_date &lt;= all</text:p>
      <text:p text:style-name="P9">(select b_date from teacher_t);</text:p>
      <text:p text:style-name="P9"/>
      <text:p text:style-name="P9"/>
      <text:p text:style-name="P9"><text:span text:style-name="T1">2.</text:span>Display teacher numbers and names of those teachers who are earning less than ‘jatin’.</text:p>
      <text:p text:style-name="P9"/>
      <text:p text:style-name="P9">select f_name , l_name </text:p>
      <text:p text:style-name="P9">from teacher_t</text:p>
      <text:p text:style-name="P9">where salary &lt;(select salary from teacher_t where f_name='Jatin');</text:p>
      <text:p text:style-name="P9"/>
      <text:p text:style-name="P10">3.</text:p>
      <text:p text:style-name="P10">Display the list of all teachers who are earning equal to any teacher who has joined before ’31-dec-1998;</text:p>
      <text:p text:style-name="P10"/>
      <text:p text:style-name="P10"/>
      <text:p text:style-name="P10">select f_name , l_name </text:p>
      <text:p text:style-name="P10">from teacher_t</text:p>
      <text:p text:style-name="P10">where j_date &gt; '31-dec-1998' and</text:p>
      <text:p text:style-name="P10">salary in(select salary from teacher_t where j_date&lt;'31-dec1998');</text:p>
      <text:p text:style-name="P10"/>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Consolas, monospace"/>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1T19:23:40.528414999</meta:creation-date>
    <meta:editing-duration>PT38M47S</meta:editing-duration>
    <meta:editing-cycles>4</meta:editing-cycles>
    <meta:generator>LibreOffice/6.4.4.2$Linux_X86_64 LibreOffice_project/40$Build-2</meta:generator>
    <dc:date>2020-12-11T11:44:12.474454007</dc:date>
    <meta:document-statistic meta:table-count="3" meta:image-count="0" meta:object-count="0" meta:page-count="6" meta:paragraph-count="164" meta:word-count="1040" meta:character-count="7117" meta:non-whitespace-character-count="6226"/>
  </office:meta>
</office:document-meta>
</file>